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13200002462000004F0A350BA5B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9.001cm" table:align="margins"/>
    </style:style>
    <style:style style:name="表格1.A" style:family="table-column">
      <style:table-column-properties style:column-width="9.5cm" style:rel-column-width="32767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2" style:family="table">
      <style:table-properties style:width="19.001cm" table:align="margins"/>
    </style:style>
    <style:style style:name="表格2.A" style:family="table-column">
      <style:table-column-properties style:column-width="9.5cm" style:rel-column-width="3276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3" style:family="table">
      <style:table-properties style:width="19.001cm" table:align="margins"/>
    </style:style>
    <style:style style:name="表格3.A" style:family="table-column">
      <style:table-column-properties style:column-width="9.5cm" style:rel-column-width="32767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4" style:family="table">
      <style:table-properties style:width="19.001cm" table:align="margins"/>
    </style:style>
    <style:style style:name="表格4.A" style:family="table-column">
      <style:table-column-properties style:column-width="9.5cm" style:rel-column-width="32767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faa28" style:language-asian="zh" style:country-asian="TW"/>
    </style:style>
    <style:style style:name="P2" style:family="paragraph" style:parent-style-name="Standard">
      <style:text-properties fo:font-weight="bold" officeooo:paragraph-rsid="000faa28" style:letter-kerning="true" style:font-weight-asian="bold"/>
    </style:style>
    <style:style style:name="P3" style:family="paragraph" style:parent-style-name="Standard">
      <style:text-properties fo:font-weight="bold" officeooo:paragraph-rsid="00133cd0" style:letter-kerning="true" style:font-weight-asian="bold"/>
    </style:style>
    <style:style style:name="P4" style:family="paragraph" style:parent-style-name="Standard">
      <style:text-properties fo:font-weight="bold" officeooo:paragraph-rsid="000faa28" style:language-asian="zh" style:country-asian="TW" style:font-weight-asian="bold" style:font-weight-complex="bold"/>
    </style:style>
    <style:style style:name="P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officeooo:paragraph-rsid="000faa28" style:language-asian="zh" style:country-asian="TW" style:font-weight-asian="bold" style:font-weight-complex="bold"/>
    </style:style>
    <style:style style:name="P6" style:family="paragraph" style:parent-style-name="Table_20_Contents">
      <style:text-properties officeooo:paragraph-rsid="000faa28" style:language-asian="zh" style:country-asian="TW"/>
    </style:style>
    <style:style style:name="P7" style:family="paragraph" style:parent-style-name="Table_20_Contents">
      <style:text-properties fo:font-weight="bold" officeooo:paragraph-rsid="000faa28" style:font-weight-asian="bold" style:font-weight-complex="bold"/>
    </style:style>
    <style:style style:name="P8" style:family="paragraph" style:parent-style-name="Table_20_Contents">
      <style:text-properties fo:font-weight="bold" officeooo:paragraph-rsid="00133cd0" style:font-weight-asian="bold" style:font-weight-complex="bold"/>
    </style:style>
    <style:style style:name="P9" style:family="paragraph" style:parent-style-name="Table_20_Contents">
      <style:text-properties fo:font-weight="bold" officeooo:paragraph-rsid="0013c3cd" style:language-asian="zh" style:country-asian="TW" style:font-weight-asian="bold" style:font-weight-complex="bold"/>
    </style:style>
    <style:style style:name="P10" style:family="paragraph" style:parent-style-name="Table_20_Contents">
      <style:text-properties fo:font-weight="bold" officeooo:paragraph-rsid="001a1ca8" style:language-asian="zh" style:country-asian="TW" style:font-weight-asian="bold" style:font-weight-complex="bold"/>
    </style:style>
    <style:style style:name="P11" style:family="paragraph" style:parent-style-name="Table_20_Contents">
      <style:text-properties officeooo:paragraph-rsid="00133cd0"/>
    </style:style>
    <style:style style:name="P12" style:family="paragraph" style:parent-style-name="Footer">
      <style:paragraph-properties fo:text-align="center" style:justify-single-word="false"/>
    </style:style>
    <style:style style:name="T1" style:family="text">
      <style:text-properties officeooo:rsid="000faa28"/>
    </style:style>
    <style:style style:name="T2" style:family="text">
      <style:text-properties officeooo:rsid="000faa28" style:language-asian="zh" style:country-asian="TW"/>
    </style:style>
    <style:style style:name="T3" style:family="text">
      <style:text-properties officeooo:rsid="000faa28" style:language-asian="zh" style:country-asian="TW" style:font-weight-complex="bold"/>
    </style:style>
    <style:style style:name="T4" style:family="text">
      <style:text-properties officeooo:rsid="00133cd0" style:language-asian="zh" style:country-asian="TW" style:font-weight-complex="bold"/>
    </style:style>
    <style:style style:name="T5" style:family="text">
      <style:text-properties officeooo:rsid="001432f6" style:language-asian="zh" style:country-asian="TW" style:font-weight-complex="bold"/>
    </style:style>
    <style:style style:name="T6" style:family="text">
      <style:text-properties officeooo:rsid="001630d7" style:language-asian="zh" style:country-asian="TW" style:font-weight-complex="bold"/>
    </style:style>
    <style:style style:name="T7" style:family="text">
      <style:text-properties style:font-name-asian="Times New Roman"/>
    </style:style>
    <style:style style:name="T8" style:family="text">
      <style:text-properties officeooo:rsid="000faa28" style:font-name-asian="Times New Roman"/>
    </style:style>
    <style:style style:name="T9" style:family="text">
      <style:text-properties officeooo:rsid="00133cd0" style:font-name-asian="Times New Roman" style:language-asian="zh" style:country-asian="TW" style:font-weight-complex="bold"/>
    </style:style>
    <style:style style:name="T10" style:family="text">
      <style:text-properties fo:font-weight="bold" officeooo:rsid="00133cd0" style:letter-kerning="true" style:language-asian="zh" style:country-asian="TW" style:font-weight-asian="bold" style:font-weight-complex="bold"/>
    </style:style>
    <style:style style:name="T11" style:family="text">
      <style:text-properties fo:font-weight="bold" officeooo:rsid="000faa28" style:language-asian="zh" style:country-asian="TW" style:font-weight-asian="bold" style:font-weight-complex="bold"/>
    </style:style>
    <style:style style:name="T12" style:family="text">
      <style:text-properties fo:font-weight="bold" officeooo:rsid="00133cd0" style:language-asian="zh" style:country-asian="TW" style:font-weight-asian="bold" style:font-weight-complex="bold"/>
    </style:style>
    <style:style style:name="T13" style:family="text">
      <style:text-properties fo:font-weight="bold" officeooo:rsid="001432f6" style:language-asian="zh" style:country-asian="TW" style:font-weight-asian="bold" style:font-weight-complex="bold"/>
    </style:style>
    <style:style style:name="T14" style:family="text">
      <style:text-properties officeooo:rsid="000faa28" style:letter-kerning="true" style:language-asian="zh" style:country-asian="TW"/>
    </style:style>
    <style:style style:name="T15" style:family="text">
      <style:text-properties officeooo:rsid="00133cd0" style:letter-kerning="true" style:language-asian="zh" style:country-asian="TW"/>
    </style:style>
    <style:style style:name="T16" style:family="text">
      <style:text-properties officeooo:rsid="000faa28" style:letter-kerning="true" style:font-name-asian="Times New Roman" style:language-asian="zh" style:country-asian="TW"/>
    </style:style>
    <style:style style:name="T17" style:family="text">
      <style:text-properties officeooo:rsid="0013c3cd" style:letter-kerning="true" style:font-name-asian="Times New Roman" style:language-asian="zh" style:country-asian="TW"/>
    </style:style>
    <style:style style:name="T18" style:family="text">
      <style:text-properties officeooo:rsid="0013c3cd" style:letter-kerning="true"/>
    </style:style>
    <style:style style:name="T19" style:family="text">
      <style:text-properties officeooo:rsid="001a1ca8" style:letter-kerning="true"/>
    </style:style>
    <style:style style:name="T20" style:family="text">
      <style:text-properties officeooo:rsid="00092492"/>
    </style:style>
    <style:style style:name="T21" style:family="text">
      <style:text-properties officeooo:rsid="00173a0e"/>
    </style:style>
    <style:style style:name="T22" style:family="text">
      <style:text-properties officeooo:rsid="0018e849"/>
    </style:style>
    <style:style style:name="fr1" style:family="graphic" style:parent-style-name="Graphics">
      <style:graphic-properties fo:margin-top="0cm" fo:margin-bottom="0cm" style:vertical-pos="from-top" style:mirror="none" fo:clip="rect(-0.076cm, -0.076cm, -0.076cm, -0.076cm)" draw:luminance="0%" draw:contrast="0%" draw:red="0%" draw:green="0%" draw:blue="0%" draw:gamma="100%" draw:color-inversion="false" draw:image-opacity="100%" draw:color-mode="standard" TexMathsArgs="12§latex§\begin{eqnarray}&#10;f(n) = \left\{&#10; \begin{array}{c}&#10;   0 \qquad;   n = 0 \\&#10;   1 \qquad;   n = 1 \\&#10;   f(n-1)+f(n-2)  ; n &gt; 2&#10; \end{array}&#10;\right.&#10;\end{eqnarray}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金門大學資訊工程系 101 學年度</text:span><text:span text:style-name="T21">上</text:span><text:span text:style-name="T1">學期 視窗程式設計 期中考 出題者：陳鍾誠</text:span></text:p>
      <text:p text:style-name="P5"><text:span text:style-name="T1">考生姓名： <text:s text:c="47"/>學號： <text:s text:c="43"/>得分：</text:span></text:p>
      <text:p text:style-name="P1"><text:span text:style-name="T1"/></text:p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7"><text:span text:style-name="T2">1. C# 基本運算解釋 (最好附上範例) (15%)</text:span></text:p>
            <text:p text:style-name="P7"><text:span text:style-name="T2">(a) &gt;&gt;</text:span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>(b) &amp;&amp;</text:span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>(c) ^</text:span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>(d) %</text:span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>(e) ! </text:span></text:p>
            <text:p text:style-name="P7"><text:span text:style-name="T2"/></text:p>
            <text:p text:style-name="P7"><text:span text:style-name="T2"/></text:p>
            <text:p text:style-name="P6"><text:span text:style-name="T1"/></text:p>
          </table:table-cell>
          <table:table-cell table:style-name="表格1.B1" office:value-type="string">
            <text:p text:style-name="P2"><text:span text:style-name="T1">2. </text:span>請說明下列<text:span text:style-name="T7"> </text:span>C# 關鍵字的用途 <text:span text:style-name="T3">(最好附上範例) (15%)</text:span></text:p>
            <text:p text:style-name="P2"><text:span text:style-name="T1">(a) this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(b) base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(c) public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(d) </text:span><text:span text:style-name="T22">void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(e) static</text:span></text:p>
          </table:table-cell>
        </table:table-row>
      </table:table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P7"><text:span text:style-name="T2">3. </text:span><text:span text:style-name="T14">請寫出一個</text:span><text:span text:style-name="T16"> </text:span><text:span text:style-name="T14">C# 程式可以印出</text:span><text:span text:style-name="T16">以下結果，其中的 </text:span><text:span text:style-name="T17">XXX 為你的真實姓名。</text:span><text:span text:style-name="T16"> </text:span><text:span text:style-name="T14">(10%)<text:line-break/></text:span></text:p>
            <text:p text:style-name="P9"><text:span text:style-name="T19">&gt; </text:span><text:span text:style-name="T18">Hi !你好！</text:span></text:p>
            <text:p text:style-name="P10"><text:span text:style-name="T19">&gt; </text:span><text:span text:style-name="T18">我是的姓名是：XXX</text:span></text:p>
            <text:p text:style-name="P9"><text:span text:style-name="T18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6"><text:span text:style-name="T1"/></text:p>
          </table:table-cell>
          <table:table-cell table:style-name="表格2.B1" office:value-type="string">
            <text:p text:style-name="P2"><text:span text:style-name="T1">4. 請挑出下列程式中的語法錯誤，並修改為正確的版本</text:span><text:span text:style-name="T8"> </text:span><text:span text:style-name="T1">(10%) </text:span></text:p>
            <text:p text:style-name="P2"><text:span text:style-name="T1"><text:line-break/></text:span><text:span text:style-name="T20">class Test {</text:span></text:p>
            <text:p text:style-name="P2"><text:span text:style-name="T20"><text:s text:c="2"/>void main() {</text:span></text:p>
            <text:p text:style-name="P2"><text:span text:style-name="T20"><text:s text:c="4"/>int sum = 0;</text:span></text:p>
            <text:p text:style-name="P2"><text:span text:style-name="T20"><text:s text:c="4"/>x = 'Hello!';</text:span></text:p>
            <text:p text:style-name="P2"><text:span text:style-name="T20"><text:s text:c="4"/>for (i=1; i&lt;=10; i++) ; </text:span></text:p>
            <text:p text:style-name="P2"><text:span text:style-name="T20"><text:s text:c="6"/>sum += i;</text:span></text:p>
            <text:p text:style-name="P2"><text:span text:style-name="T20"><text:s text:c="2"/>}</text:span></text:p>
            <text:p text:style-name="P2"><text:span text:style-name="T20">}</text:span></text:p>
          </table:table-cell>
        </table:table-row>
      </table:table>
      <text:p text:style-name="P1"><text:soft-page-break/><text:span text:style-name="T1"/></text:p>
      <text:p text:style-name="P5"><text:span text:style-name="T1">考生姓名： <text:s text:c="47"/>學號： <text:s text:c="43"/></text:span></text:p>
      <text:p text:style-name="P1"><text:span text:style-name="T1"/></text:p>
      <table:table table:name="表格3" table:style-name="表格3">
        <table:table-column table:style-name="表格3.A" table:number-columns-repeated="2"/>
        <table:table-row>
          <table:table-cell table:style-name="表格3.A1" office:value-type="string">
            <text:p text:style-name="P11"><text:span text:style-name="T11">5. </text:span><text:span text:style-name="T12">請寫一個 C# 函數 <text:s/></text:span><text:span text:style-name="T13">int f(int n) {…} </text:span><text:span text:style-name="T12">可以印出費氏數列的第 n 個值 f(n)，費氏數列定義如下： </text:span><text:span text:style-name="T10">(10%)</text:span></text:p>
            <text:p text:style-name="P11"><text:span text:style-name="T12"><draw:frame draw:style-name="fr1" draw:name="圖形1" text:anchor-type="as-char" svg:y="-1.263cm" svg:width="11.328cm" svg:height="1.667cm" draw:z-index="0"><draw:image xlink:href="Pictures/2000013200002462000004F0A350BA5B.svm" xlink:type="simple" xlink:show="embed" xlink:actuate="onLoad"/></draw:frame></text:span><text:span text:style-name="T12"> <text:s text:c="2"/></text:span></text:p>
            <text:p text:style-name="P11"><text:span text:style-name="T12"/></text:p>
            <text:p text:style-name="P11"><text:span text:style-name="T12"/></text:p>
            <text:p text:style-name="P11"><text:span text:style-name="T12"/></text:p>
            <text:p text:style-name="P11"><text:span text:style-name="T12"/></text:p>
            <text:p text:style-name="P11"><text:span text:style-name="T12"/></text:p>
            <text:p text:style-name="P11"><text:span text:style-name="T12"/></text:p>
            <text:p text:style-name="P11"><text:span text:style-name="T12"/></text:p>
            <text:p text:style-name="P11"><text:span text:style-name="T12"/></text:p>
            <text:p text:style-name="P11"><text:span text:style-name="T12"/></text:p>
            <text:p text:style-name="P11"><text:span text:style-name="T12"/></text:p>
            <text:p text:style-name="P11"><text:span text:style-name="T12"/></text:p>
            <text:p text:style-name="P11"><text:span text:style-name="T12"/></text:p>
            <text:p text:style-name="P11"><text:span text:style-name="T12"/></text:p>
            <text:p text:style-name="P11"><text:span text:style-name="T12"/></text:p>
            <text:p text:style-name="P11"><text:span text:style-name="T12"/></text:p>
            <text:p text:style-name="P11"><text:span text:style-name="T12"/></text:p>
          </table:table-cell>
          <table:table-cell table:style-name="表格3.B1" office:value-type="string">
            <text:p text:style-name="P3"><text:span text:style-name="T1">6. </text:span><text:span text:style-name="T4">請寫出一個</text:span><text:span text:style-name="T9"> </text:span><text:span text:style-name="T4">C# 函數</text:span><text:span text:style-name="T9"> </text:span><text:span text:style-name="T4">int m</text:span><text:span text:style-name="T6">in</text:span><text:span text:style-name="T4">(int a[]) </text:span><text:span text:style-name="T5">{…} </text:span><text:span text:style-name="T4">可以傳回陣列</text:span><text:span text:style-name="T9"> </text:span><text:span text:style-name="T4">a 中最小的元素值。(10%)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1"/></text:p>
          </table:table-cell>
        </table:table-row>
      </table:table>
      <table:table table:name="表格4" table:style-name="表格4">
        <table:table-column table:style-name="表格4.A" table:number-columns-repeated="2"/>
        <table:table-row>
          <table:table-cell table:style-name="表格4.A1" office:value-type="string">
            <text:p text:style-name="P8"><text:span text:style-name="T2">7. </text:span><text:span text:style-name="T14">請自行設計一個程式，用來說明</text:span><text:span text:style-name="T15">你所知道的 C# 錯誤處理機制 </text:span><text:span text:style-name="T14">(評分方式：範例必需自行設計，與上課範例越相似分數越低，與其他人的答案或書上的答案越相似，分數也會越低)。(</text:span><text:span text:style-name="T15">10</text:span><text:span text:style-name="T14">%)</text:span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6"><text:span text:style-name="T1"/></text:p>
          </table:table-cell>
          <table:table-cell table:style-name="表格4.B1" office:value-type="string">
            <text:p text:style-name="P3"><text:span text:style-name="T1">8. </text:span><text:span text:style-name="T3">請自行設計一個C# 範例程式，用來說明物件導向中的封裝、繼承、多型等機制。(評分方式：範例必需自行設計，與上課範例越相似分數越低，與其他人的答案或書上的答案越相似，分數也會越低)。(</text:span><text:span text:style-name="T4">20</text:span><text:span text:style-name="T3">%)</text:span></text:p>
            <text:p text:style-name="P3"><text:span text:style-name="T3"/></text:p>
          </table:table-cell>
        </table:table-row>
      </table:table>
      <text:p text:style-name="P1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軟正黑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5:35:28.75</meta:creation-date>
    <dc:date>2012-11-12T15:32:10.82</dc:date>
    <meta:editing-duration>PT1H16M35S</meta:editing-duration>
    <meta:editing-cycles>9</meta:editing-cycles>
    <meta:generator>LibreOffice/3.6$Windows_x86 LibreOffice_project/58f22d5-270d05a-e2abed1-ea17a85-9b5702</meta:generator>
    <meta:print-date>2012-11-12T16:26:33.19</meta:print-date>
    <meta:document-statistic meta:table-count="4" meta:image-count="1" meta:object-count="0" meta:page-count="3" meta:paragraph-count="33" meta:word-count="442" meta:character-count="902" meta:non-whitespace-character-count="608"/>
  </office:meta>
</office:document-meta>
</file>